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91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b7b3ca" style:text-align-source="fix" style:repeat-content="false" fo:border="0.06pt solid #000000"/>
      <style:paragraph-properties fo:text-align="end" fo:margin-left="0in"/>
    </style:style>
    <style:style style:name="ce20" style:family="table-cell" style:parent-style-name="Default">
      <style:table-cell-properties fo:background-color="#ff8000"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3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4" style:family="table-cell" style:parent-style-name="Default">
      <style:table-cell-properties fo:background-color="#a1467e" style:text-align-source="fix" style:repeat-content="false" fo:border="0.06pt solid #000000"/>
      <style:paragraph-properties fo:text-align="end" fo:margin-left="0in"/>
    </style:style>
    <style:style style:name="ce25" style:family="table-cell" style:parent-style-name="Default">
      <style:table-cell-properties fo:background-color="#50938a" style:text-align-source="fix" style:repeat-content="false" fo:border="0.06pt solid #000000"/>
      <style:paragraph-properties fo:text-align="end" fo:margin-left="0in"/>
    </style:style>
    <style:style style:name="ce26" style:family="table-cell" style:parent-style-name="Default">
      <style:table-cell-properties fo:background-color="#e8a202" style:text-align-source="fix" style:repeat-content="false" fo:border="0.06pt solid #000000"/>
      <style:paragraph-properties fo:text-align="end" fo:margin-left="0in"/>
    </style:style>
    <style:style style:name="ce43" style:family="table-cell" style:parent-style-name="Default">
      <style:table-cell-properties fo:background-color="#3465a4" style:text-align-source="fix" style:repeat-content="false" fo:border="0.06pt solid #000000"/>
      <style:paragraph-properties fo:text-align="end" fo:margin-left="0in"/>
    </style:style>
    <style:style style:name="ce44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in"/>
    </style:style>
    <style:style style:name="ce45" style:family="table-cell" style:parent-style-name="Default">
      <style:table-cell-properties fo:background-color="#6b5e9b" style:text-align-source="fix" style:repeat-content="false" fo:border="0.06pt solid #000000"/>
      <style:paragraph-properties fo:text-align="end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1.05pt double #000000" style:border-line-width-bottom="0.0047in 0.0047in 0.0047in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1.05pt double #000000" style:border-line-width-bottom="0.0047in 0.0047in 0.0047in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6" style:family="table-cell" style:parent-style-name="Default" style:data-style-name="N0">
      <style:table-cell-properties fo:border-bottom="1.05pt double #000000" style:border-line-width-bottom="0.0047in 0.0047in 0.0047in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order-bottom="1.05pt double #000000" style:border-line-width-bottom="0.0047in 0.0047in 0.0047in" fo:background-color="#ffff00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52" style:family="table-cell" style:parent-style-name="Default" style:data-style-name="N0">
      <style:table-cell-properties fo:border-bottom="1.05pt double #000000" style:border-line-width-bottom="0.0047in 0.0047in 0.0047in" fo:background-color="#b7b3ca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b7b3ca" fo:border-left="0.74pt solid #000000" fo:border-right="none" fo:border-top="0.74pt solid #000000"/>
    </style:style>
    <style:style style:name="ce82" style:family="table-cell" style:parent-style-name="Default">
      <style:table-cell-properties fo:border-bottom="none" fo:background-color="#b7b3ca" fo:border-left="0.74pt solid #000000" fo:border-right="none" fo:border-top="none"/>
    </style:style>
    <style:style style:name="ce59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 style:data-style-name="N37">
      <style:table-cell-properties fo:border="0.99pt solid #000000"/>
    </style:style>
    <style:style style:name="ce27" style:family="table-cell" style:parent-style-name="Default">
      <style:table-cell-properties fo:background-color="#81d41a" fo:border="0.06pt solid #000000"/>
    </style:style>
    <style:style style:name="ce28" style:family="table-cell" style:parent-style-name="Default">
      <style:table-cell-properties fo:background-color="#00a933" fo:border="0.06pt solid #000000"/>
    </style:style>
    <style:style style:name="ce29" style:family="table-cell" style:parent-style-name="Default">
      <style:table-cell-properties fo:background-color="#ffff00" fo:border="0.99pt solid #000000"/>
    </style:style>
    <style:style style:name="ce63" style:family="table-cell" style:parent-style-name="Default">
      <style:table-cell-properties fo:background-color="#b7b3ca" fo:border="0.99pt solid #000000"/>
    </style:style>
    <style:style style:name="ce104" style:family="table-cell" style:parent-style-name="Default">
      <style:table-cell-properties fo:border-bottom="none" fo:background-color="#b7b3ca" fo:border-left="none" fo:border-right="none" fo:border-top="0.74pt solid #000000"/>
    </style:style>
    <style:style style:name="ce105" style:family="table-cell" style:parent-style-name="Default">
      <style:table-cell-properties fo:background-color="#b7b3ca"/>
    </style:style>
    <style:style style:name="ce146" style:family="table-cell" style:parent-style-name="Default">
      <style:table-cell-properties fo:background-color="#b7b3ca" style:text-align-source="fix" style:repeat-content="false"/>
      <style:paragraph-properties fo:text-align="end" fo:margin-left="0in"/>
    </style:style>
    <style:style style:name="ce138" style:family="table-cell" style:parent-style-name="Default">
      <style:table-cell-properties fo:border-bottom="none" fo:background-color="#b7b3ca" fo:border-left="none" fo:border-right="0.74pt solid #000000" fo:border-top="0.74pt solid #000000"/>
    </style:style>
    <style:style style:name="ce172" style:family="table-cell" style:parent-style-name="Default">
      <style:table-cell-properties fo:border-bottom="none" fo:background-color="#b7b3ca" fo:border-left="none" fo:border-right="0.74pt solid #000000" fo:border-top="none"/>
    </style:style>
    <style:style style:name="ce173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none"/>
      <style:paragraph-properties fo:text-align="end" fo:margin-left="0in"/>
    </style:style>
    <style:style style:name="ce30" style:family="table-cell" style:parent-style-name="Default">
      <style:table-cell-properties fo:background-color="#ff0000" fo:border="0.99pt solid #000000"/>
    </style:style>
    <style:style style:name="ce31" style:family="table-cell" style:parent-style-name="Default" style:data-style-name="N37">
      <style:table-cell-properties fo:background-color="#ff0000" fo:border="0.99pt solid #000000"/>
    </style:style>
    <style:style style:name="ce176" style:family="table-cell" style:parent-style-name="Default">
      <style:table-cell-properties fo:border-bottom="none" fo:border-left="0.74pt solid #000000" fo:border-right="none" fo:border-top="none"/>
    </style:style>
    <style:style style:name="ce177" style:family="table-cell" style:parent-style-name="Default">
      <style:table-cell-properties fo:border-bottom="0.74pt solid #000000" fo:border-left="0.74pt solid #000000" fo:border-right="0.99pt solid #000000" fo:border-top="0.99pt solid #000000"/>
    </style:style>
    <style:style style:name="ce178" style:family="table-cell" style:parent-style-name="Default">
      <style:table-cell-properties fo:border-bottom="0.06pt solid #000000" fo:background-color="#ff8000" style:text-align-source="fix" style:repeat-content="false" fo:border-left="0.74pt solid #000000" fo:border-right="0.06pt solid #000000" fo:border-top="0.74pt solid #000000"/>
      <style:paragraph-properties fo:text-align="end" fo:margin-left="0in"/>
      <style:text-properties style:use-window-font-color="true"/>
    </style:style>
    <style:style style:name="ce179" style:family="table-cell" style:parent-style-name="Default">
      <style:table-cell-properties fo:border-bottom="0.06pt solid #000000" fo:background-color="#729fcf" style:text-align-source="fix" style:repeat-content="false" fo:border-left="0.74pt solid #000000" fo:border-right="0.06pt solid #000000" fo:border-top="0.06pt solid #000000"/>
      <style:paragraph-properties fo:text-align="end" fo:margin-left="0in"/>
      <style:text-properties style:use-window-font-color="true"/>
    </style:style>
    <style:style style:name="ce180" style:family="table-cell" style:parent-style-name="Default">
      <style:table-cell-properties fo:border-bottom="0.06pt solid #000000" fo:background-color="#a1467e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1" style:family="table-cell" style:parent-style-name="Default">
      <style:table-cell-properties fo:border-bottom="0.06pt solid #000000" fo:background-color="#50938a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2" style:family="table-cell" style:parent-style-name="Default">
      <style:table-cell-properties fo:border-bottom="0.06pt solid #000000" fo:background-color="#e8a202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3" style:family="table-cell" style:parent-style-name="Default">
      <style:table-cell-properties fo:border-bottom="0.06pt solid #000000" fo:background-color="#3465a4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4" style:family="table-cell" style:parent-style-name="Default">
      <style:table-cell-properties fo:border-bottom="0.06pt solid #000000" fo:background-color="#e6e905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5" style:family="table-cell" style:parent-style-name="Default">
      <style:table-cell-properties fo:border-bottom="0.06pt solid #000000" fo:background-color="#6b5e9b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6" style:family="table-cell" style:parent-style-name="Default">
      <style:table-cell-properties fo:border-bottom="0.74pt solid #000000" fo:background-color="#50938a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7" style:family="table-cell" style:parent-style-name="Default">
      <style:table-cell-properties fo:border-bottom="0.06pt solid #000000" fo:background-color="#a1467e" style:text-align-source="fix" style:repeat-content="false" fo:border-left="0.74pt solid #000000" fo:border-right="0.06pt solid #000000" fo:border-top="0.74pt solid #000000"/>
      <style:paragraph-properties fo:text-align="end" fo:margin-left="0in"/>
    </style:style>
    <style:style style:name="ce188" style:family="table-cell" style:parent-style-name="Default">
      <style:table-cell-properties fo:border-bottom="0.74pt solid #000000" fo:background-color="#6b5e9b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9" style:family="table-cell" style:parent-style-name="Default">
      <style:table-cell-properties fo:border-bottom="0.74pt solid #000000" fo:border-left="0.99pt solid #000000" fo:border-right="0.99pt solid #000000" fo:border-top="0.99pt solid #000000"/>
    </style:style>
    <style:style style:name="ce88" style:family="table-cell" style:parent-style-name="Default">
      <style:table-cell-properties fo:border-bottom="0.74pt solid #000000" fo:background-color="#b7b3ca" fo:border-left="0.74pt solid #000000" fo:border-right="none" fo:border-top="none"/>
    </style:style>
    <style:style style:name="ce191" style:family="table-cell" style:parent-style-name="Default">
      <style:table-cell-properties fo:border-bottom="none" fo:border-left="none" fo:border-right="none" fo:border-top="0.74pt solid #000000"/>
    </style:style>
    <style:style style:name="ce192" style:family="table-cell" style:parent-style-name="Default">
      <style:table-cell-properties fo:border-bottom="0.74pt solid #000000" fo:border-left="none" fo:border-right="none" fo:border-top="none"/>
    </style:style>
    <style:style style:name="ce193" style:family="table-cell" style:parent-style-name="Default">
      <style:table-cell-properties fo:border-bottom="0.06pt solid #000000" fo:border-left="0.06pt solid #000000" fo:border-right="0.06pt solid #000000" fo:border-top="0.74pt solid #000000"/>
    </style:style>
    <style:style style:name="ce194" style:family="table-cell" style:parent-style-name="Default">
      <style:table-cell-properties fo:border-bottom="0.74pt solid #000000" fo:border-left="0.06pt solid #000000" fo:border-right="0.06pt solid #000000" fo:border-top="0.06pt solid #000000"/>
    </style:style>
    <style:style style:name="ce106" style:family="table-cell" style:parent-style-name="Default">
      <style:table-cell-properties fo:border-bottom="0.74pt solid #000000" fo:background-color="#b7b3ca" fo:border-left="none" fo:border-right="none" fo:border-top="none"/>
    </style:style>
    <style:style style:name="ce196" style:family="table-cell" style:parent-style-name="Default" style:data-style-name="N37">
      <style:table-cell-properties fo:border-bottom="0.74pt solid #000000" fo:border-left="0.99pt solid #000000" fo:border-right="0.99pt solid #000000" fo:border-top="0.99pt solid #000000"/>
    </style:style>
    <style:style style:name="ce145" style:family="table-cell" style:parent-style-name="Default">
      <style:table-cell-properties fo:border-bottom="none" fo:background-color="#b7b3ca" style:text-align-source="fix" style:repeat-content="false" fo:border-left="none" fo:border-right="none" fo:border-top="0.74pt solid #000000"/>
      <style:paragraph-properties fo:text-align="end" fo:margin-left="0in"/>
    </style:style>
    <style:style style:name="ce147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end" fo:margin-left="0in"/>
    </style:style>
    <style:style style:name="ce199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200" style:family="table-cell" style:parent-style-name="Default">
      <style:table-cell-properties fo:border-bottom="0.99pt solid #000000" fo:border-left="0.99pt solid #000000" fo:border-right="0.74pt solid #000000" fo:border-top="0.99pt solid #000000"/>
    </style:style>
    <style:style style:name="ce201" style:family="table-cell" style:parent-style-name="Default" style:data-style-name="N37">
      <style:table-cell-properties fo:border-bottom="0.99pt solid #000000" fo:border-left="0.99pt solid #000000" fo:border-right="0.74pt solid #000000" fo:border-top="0.99pt solid #000000"/>
    </style:style>
    <style:style style:name="ce202" style:family="table-cell" style:parent-style-name="Default">
      <style:table-cell-properties fo:border-bottom="0.74pt solid #000000" fo:border-left="0.99pt solid #000000" fo:border-right="0.74pt solid #000000" fo:border-top="0.99pt solid #000000"/>
    </style:style>
    <style:style style:name="ce140" style:family="table-cell" style:parent-style-name="Default" style:data-style-name="N2"/>
    <style:style style:name="ce204" style:family="table-cell" style:parent-style-name="Default">
      <style:table-cell-properties fo:border-bottom="none" fo:border-left="none" fo:border-right="0.74pt solid #000000" fo:border-top="none"/>
    </style:style>
    <style:style style:name="ce205" style:family="table-cell" style:parent-style-name="Default" style:data-style-name="N37"/>
    <style:style style:name="ce206" style:family="table-cell" style:parent-style-name="Default">
      <style:table-cell-properties fo:border-bottom="0.06pt solid #000000" fo:border-left="0.74pt solid #000000" fo:border-right="0.06pt solid #000000" fo:border-top="0.06pt solid #000000"/>
    </style:style>
    <style:style style:name="ce207" style:family="table-cell" style:parent-style-name="Default">
      <style:table-cell-properties fo:border-bottom="0.06pt solid #000000" fo:border-left="0.06pt solid #000000" fo:border-right="0.74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44"/>
        <table:table-column table:style-name="co4" table:number-columns-repeated="78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/>
          <table:table-cell table:style-name="ce8" office:value-type="string" calcext:value-type="string" table:number-columns-spanned="9" table:number-rows-spanned="1">
            <text:p>f/Number</text:p>
          </table:table-cell>
          <table:covered-table-cell table:number-columns-repeated="8" table:style-name="ce2"/>
          <table:table-cell table:number-columns-repeated="8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8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8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8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83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83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83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83"/>
        </table:table-row>
        <table:table-row table:style-name="ro1">
          <table:table-cell table:number-columns-repeated="12"/>
          <table:table-cell office:value-type="string" calcext:value-type="string">
            <text:p>speed te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 spf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Eclipse Feature</text:p>
          </table:table-cell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9" table:number-rows-spanned="1">
            <text:p>Shutter Speed</text:p>
          </table:table-cell>
          <table:covered-table-cell table:number-columns-repeated="8" table:style-name="ce10"/>
          <table:table-cell/>
          <table:table-cell office:value-type="string" calcext:value-type="string">
            <text:p>iso, aperture, shutter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[.O10]/[.N10]" office:value-type="float" office:value="2.15" calcext:value-type="float">
            <text:p>2.15</text:p>
          </table:table-cell>
          <table:table-cell table:formula="of:=[.O10]/[.N10]" office:value-type="float" office:value="2.15" calcext:value-type="float">
            <text:p>2.15</text:p>
          </table:table-cell>
          <table:table-cell table:number-columns-repeated="77"/>
        </table:table-row>
        <table:table-row table:style-name="ro1">
          <table:table-cell table:style-name="ce3" office:value-type="string" calcext:value-type="string">
            <text:p>Partial - 4.0 ND</text:p>
          </table:table-cell>
          <table:table-cell table:style-name="ce5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/>
          <table:table-cell office:value-type="string" calcext:value-type="string">
            <text:p>iso, aperture, shutt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O11]/[.N11]" office:value-type="float" office:value="2" calcext:value-type="float">
            <text:p>2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Partial 5.0 ND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O12]/[.N12]" office:value-type="float" office:value="2.4" calcext:value-type="float">
            <text:p>2.4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Baily's Beads</text:p>
          </table:table-cell>
          <table:table-cell table:style-name="ce6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O13]/[.N13]" office:value-type="float" office:value="2.2" calcext:value-type="float">
            <text:p>2.2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hromosphere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/>
          <table:table-cell office:value-type="string" calcext:value-type="string">
            <text:p>2 shot burst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O14]/[.N14]" office:value-type="float" office:value="1.55" calcext:value-type="float">
            <text:p>1.55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Prominence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/>
          <table:table-cell office:value-type="string" calcext:value-type="string">
            <text:p>bright light</text:p>
          </table:table-cell>
          <table:table-cell office:value-type="float" office:value="18" calcext:value-type="float">
            <text:p>18</text:p>
          </table:table-cell>
          <table:table-cell office:value-type="float" office:value="29.5" calcext:value-type="float">
            <text:p>29.5</text:p>
          </table:table-cell>
          <table:table-cell table:formula="of:=[.O15]/[.N15]" office:value-type="float" office:value="1.63888888888889" calcext:value-type="float">
            <text:p>1.63888888888889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0.1 Rs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O16]/[.N16]" office:value-type="float" office:value="1.45" calcext:value-type="float">
            <text:p>1.45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0.2 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05" calcext:value-type="float">
            <text:p>305</text:p>
          </table:table-cell>
          <table:table-cell table:formula="of:=[.O17]/[.N17]" office:value-type="float" office:value="2.44" calcext:value-type="float">
            <text:p>2.44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0.5 Rs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office:value-type="string" calcext:value-type="string">
            <text:p>BB1</text:p>
          </table:table-cell>
          <table:table-cell office:value-type="float" office:value="10" calcext:value-type="float">
            <text:p>10</text:p>
          </table:table-cell>
          <table:table-cell office:value-type="float" office:value="19.7" calcext:value-type="float">
            <text:p>19.7</text:p>
          </table:table-cell>
          <table:table-cell table:formula="of:=[.O18]/[.N18]" office:value-type="float" office:value="1.97" calcext:value-type="float">
            <text:p>1.97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1.0 Rs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office:value-type="string" calcext:value-type="string">
            <text:p>tot1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table:formula="of:=[.O19]/[.N19]" office:value-type="float" office:value="2.17857142857143" calcext:value-type="float">
            <text:p>2.17857142857143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2.0 Rs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office:value-type="string" calcext:value-type="string">
            <text:p>bb2</text:p>
          </table:table-cell>
          <table:table-cell office:value-type="float" office:value="10" calcext:value-type="float">
            <text:p>10</text:p>
          </table:table-cell>
          <table:table-cell office:value-type="float" office:value="21.6" calcext:value-type="float">
            <text:p>21.6</text:p>
          </table:table-cell>
          <table:table-cell table:formula="of:=[.O20]/[.N20]" office:value-type="float" office:value="2.16" calcext:value-type="float">
            <text:p>2.16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4.0 Rs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table:formula="of:=[.O21]/[.N21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8.0 Rs</text:p>
          </table:table-cell>
          <table:table-cell table:style-name="ce7" office:value-type="float" office:value="-3" calcext:value-type="float">
            <text:p>-3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4"/>
          <table:table-cell table:formula="of:=[.O22]/[.N22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number-columns-repeated="15"/>
          <table:table-cell table:formula="of:=[.O23]/[.N23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number-columns-repeated="15"/>
          <table:table-cell table:formula="of:=[.O24]/[.N24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number-columns-repeated="94"/>
        </table:table-row>
        <table:table-row table:style-name="ro1">
          <table:table-cell table:style-name="ce1" office:value-type="string" calcext:value-type="string">
            <text:p>ISO</text:p>
          </table:table-cell>
          <table:table-cell/>
          <table:table-cell table:style-name="ce8" office:value-type="string" calcext:value-type="string" table:number-columns-spanned="9" table:number-rows-spanned="1">
            <text:p>f/Number</text:p>
          </table:table-cell>
          <table:covered-table-cell table:number-columns-repeated="8" table:style-name="ce2"/>
          <table:table-cell/>
          <table:table-cell office:value-type="string" calcext:value-type="string">
            <text:p>Phenomenon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/#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un time (sec)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hot coun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shot time</text:p>
          </table:table-cell>
          <table:table-cell table:number-columns-repeated="72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1"/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81" office:value-type="string" calcext:value-type="string">
            <text:p>beads</text:p>
          </table:table-cell>
          <table:table-cell table:style-name="ce81" office:value-type="float" office:value="100" calcext:value-type="float">
            <text:p>100</text:p>
          </table:table-cell>
          <table:table-cell table:style-name="ce104" office:value-type="float" office:value="8" calcext:value-type="float">
            <text:p>8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office:value-type="float" office:value="1.5" calcext:value-type="float">
            <text:p>1.50</text:p>
          </table:table-cell>
          <table:table-cell table:style-name="ce140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eg</text:p>
          </table:table-cell>
          <table:table-cell table:formula="of:=1/4000" office:value-type="float" office:value="0.00025" calcext:value-type="float">
            <text:p>0.00025</text:p>
          </table:table-cell>
          <table:table-cell table:number-columns-repeated="72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1" calcext:value-type="float">
            <text:p>11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28]+[.R27]" office:value-type="float" office:value="3.9" calcext:value-type="float">
            <text:p>3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27]+[.S28]" office:value-type="float" office:value="2" calcext:value-type="float">
            <text:p>2</text:p>
          </table:table-cell>
          <table:table-cell office:value-type="string" calcext:value-type="string">
            <text:p>jpeg</text:p>
          </table:table-cell>
          <table:table-cell table:formula="of:=1/2000" office:value-type="float" office:value="0.0005" calcext:value-type="float">
            <text:p>0.0005</text:p>
          </table:table-cell>
          <table:table-cell table:number-columns-repeated="7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1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29]+[.R28]" office:value-type="float" office:value="6.3" calcext:value-type="float">
            <text:p>6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28]+[.S29]" office:value-type="float" office:value="3" calcext:value-type="float">
            <text:p>3</text:p>
          </table:table-cell>
          <table:table-cell office:value-type="string" calcext:value-type="string">
            <text:p>jpeg</text:p>
          </table:table-cell>
          <table:table-cell table:formula="of:=1/1000" office:value-type="float" office:value="0.001" calcext:value-type="float">
            <text:p>0.001</text:p>
          </table:table-cell>
          <table:table-cell table:number-columns-repeated="7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8" office:value-type="float" office:value="100" calcext:value-type="float">
            <text:p>1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5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30]+[.R29]" office:value-type="float" office:value="8.7" calcext:value-type="float">
            <text:p>8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29]+[.S30]" office:value-type="float" office:value="4" calcext:value-type="float">
            <text:p>4</text:p>
          </table:table-cell>
          <table:table-cell office:value-type="string" calcext:value-type="string">
            <text:p>jpeg</text:p>
          </table:table-cell>
          <table:table-cell table:formula="of:=1/500" office:value-type="float" office:value="0.002" calcext:value-type="float">
            <text:p>0.002</text:p>
          </table:table-cell>
          <table:table-cell table:number-columns-repeated="72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/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11" calcext:value-type="float">
            <text:p>11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31]+[.R30]" office:value-type="float" office:value="11.1" calcext:value-type="float">
            <text:p>11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0]+[.S31]" office:value-type="float" office:value="5" calcext:value-type="float">
            <text:p>5</text:p>
          </table:table-cell>
          <table:table-cell office:value-type="string" calcext:value-type="string">
            <text:p>jpeg</text:p>
          </table:table-cell>
          <table:table-cell table:formula="of:=1/4000" office:value-type="float" office:value="0.00025" calcext:value-type="float">
            <text:p>0.00025</text:p>
          </table:table-cell>
          <table:table-cell table:number-columns-repeated="72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28" calcext:value-type="float">
            <text:p>128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2" office:value-type="float" office:value="200" calcext:value-type="float">
            <text:p>2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32]+[.R31]" office:value-type="float" office:value="13.5" calcext:value-type="float">
            <text:p>13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1]+[.S32]" office:value-type="float" office:value="6" calcext:value-type="float">
            <text:p>6</text:p>
          </table:table-cell>
          <table:table-cell office:value-type="string" calcext:value-type="string">
            <text:p>jpeg</text:p>
          </table:table-cell>
          <table:table-cell table:formula="of:=1/2000" office:value-type="float" office:value="0.0005" calcext:value-type="float">
            <text:p>0.0005</text:p>
          </table:table-cell>
          <table:table-cell table:number-columns-repeated="72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76" calcext:value-type="float">
            <text:p>176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8" office:value-type="float" office:value="200" calcext:value-type="float">
            <text:p>2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1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33]+[.R32]" office:value-type="float" office:value="15.9" calcext:value-type="float">
            <text:p>15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2]+[.S33]" office:value-type="float" office:value="7" calcext:value-type="float">
            <text:p>7</text:p>
          </table:table-cell>
          <table:table-cell office:value-type="string" calcext:value-type="string">
            <text:p>jpeg</text:p>
          </table:table-cell>
          <table:table-cell table:formula="of:=1/1000" office:value-type="float" office:value="0.001" calcext:value-type="float">
            <text:p>0.001</text:p>
          </table:table-cell>
          <table:table-cell table:number-columns-repeated="72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1" office:value-type="float" office:value="400" calcext:value-type="float">
            <text:p>400</text:p>
          </table:table-cell>
          <table:table-cell table:style-name="ce104" office:value-type="float" office:value="16" calcext:value-type="float">
            <text:p>16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34]+[.R33]" office:value-type="float" office:value="18.3" calcext:value-type="float">
            <text:p>18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3]+[.S34]" office:value-type="float" office:value="8" calcext:value-type="float">
            <text:p>8</text:p>
          </table:table-cell>
          <table:table-cell office:value-type="string" calcext:value-type="string">
            <text:p>jpeg</text:p>
          </table:table-cell>
          <table:table-cell table:formula="of:=1/4000" office:value-type="float" office:value="0.00025" calcext:value-type="float">
            <text:p>0.00025</text:p>
          </table:table-cell>
          <table:table-cell table:number-columns-repeated="72"/>
        </table:table-row>
        <table:table-row table:style-name="ro1">
          <table:table-cell table:style-name="ce3" office:value-type="string" calcext:value-type="string">
            <text:p>Eclipse Feature</text:p>
          </table:table-cell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9" table:number-rows-spanned="1">
            <text:p>Shutter Speed</text:p>
          </table:table-cell>
          <table:covered-table-cell table:number-columns-repeated="8" table:style-name="ce10"/>
          <table:table-cell/>
          <table:table-cell table:style-name="ce82" office:value-type="string" calcext:value-type="string">
            <text:p>beads</text:p>
          </table:table-cell>
          <table:table-cell table:style-name="ce88" office:value-type="float" office:value="400" calcext:value-type="float">
            <text:p>4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2000</text:p>
          </table:table-cell>
          <table:table-cell table:style-name="ce138" office:value-type="float" office:value="2.4" calcext:value-type="float">
            <text:p>2.4</text:p>
          </table:table-cell>
          <table:table-cell table:style-name="ce140" table:formula="of:=[.Q35]+[.R34]" office:value-type="float" office:value="20.7" calcext:value-type="float">
            <text:p>20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4]+[.S35]" office:value-type="float" office:value="9" calcext:value-type="float">
            <text:p>9</text:p>
          </table:table-cell>
          <table:table-cell office:value-type="string" calcext:value-type="string">
            <text:p>jpeg</text:p>
          </table:table-cell>
          <table:table-cell table:formula="of:=1/2000" office:value-type="float" office:value="0.0005" calcext:value-type="float">
            <text:p>0.0005</text:p>
          </table:table-cell>
          <table:table-cell table:number-columns-repeated="72"/>
        </table:table-row>
        <table:table-row table:style-name="ro1">
          <table:table-cell table:style-name="ce16" office:value-type="string" calcext:value-type="string">
            <text:p>Partial - 4.0 ND</text:p>
          </table:table-cell>
          <table:table-cell table:style-name="ce22" office:value-type="float" office:value="11" calcext:value-type="float">
            <text:p>11</text:p>
          </table:table-cell>
          <table:table-cell table:style-name="ce29" table:number-columns-repeated="3"/>
          <table:table-cell table:style-name="ce29" office:value-type="string" calcext:value-type="string">
            <text:p>1/4000</text:p>
          </table:table-cell>
          <table:table-cell table:style-name="ce29" office:value-type="string" calcext:value-type="string">
            <text:p>1/2000</text:p>
          </table:table-cell>
          <table:table-cell table:style-name="ce29" office:value-type="string" calcext:value-type="string">
            <text:p>1/1000</text:p>
          </table:table-cell>
          <table:table-cell table:style-name="ce29" office:value-type="string" calcext:value-type="string">
            <text:p>1/500</text:p>
          </table:table-cell>
          <table:table-cell table:style-name="ce3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 table:number-columns-repeated="4"/>
          <table:table-cell table:style-name="Default"/>
          <table:table-cell/>
          <table:table-cell table:style-name="ce140" table:formula="of:=[.Q36]+[.R35]" office:value-type="float" office:value="20.7" calcext:value-type="float">
            <text:p>20.70</text:p>
          </table:table-cell>
          <table:table-cell table:style-name="ce140"/>
          <table:table-cell table:formula="of:=[.T35]+[.S36]" office:value-type="float" office:value="9" calcext:value-type="float">
            <text:p>9</text:p>
          </table:table-cell>
          <table:table-cell table:number-columns-repeated="74"/>
        </table:table-row>
        <table:table-row table:style-name="ro1">
          <table:table-cell table:style-name="ce16" office:value-type="string" calcext:value-type="string">
            <text:p>Partial 5.0 ND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1/4000</text:p>
          </table:table-cell>
          <table:table-cell table:style-name="ce29" office:value-type="string" calcext:value-type="string">
            <text:p>1/2000</text:p>
          </table:table-cell>
          <table:table-cell table:style-name="ce29" office:value-type="string" calcext:value-type="string">
            <text:p>1/1000</text:p>
          </table:table-cell>
          <table:table-cell table:style-name="ce29" office:value-type="string" calcext:value-type="string">
            <text:p>1/500</text:p>
          </table:table-cell>
          <table:table-cell table:style-name="ce29" office:value-type="string" calcext:value-type="string">
            <text:p>1/250</text:p>
          </table:table-cell>
          <table:table-cell table:style-name="ce29" office:value-type="string" calcext:value-type="string">
            <text:p>1/125</text:p>
          </table:table-cell>
          <table:table-cell table:style-name="ce29" office:value-type="string" calcext:value-type="string">
            <text:p><text:s/>1/60</text:p>
          </table:table-cell>
          <table:table-cell table:style-name="ce31" office:value-type="string" calcext:value-type="string">
            <text:p>1/30</text:p>
          </table:table-cell>
          <table:table-cell table:style-name="ce31" office:value-type="string" calcext:value-type="string">
            <text:p>1/15</text:p>
          </table:table-cell>
          <table:table-cell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11" calcext:value-type="float">
            <text:p>11</text:p>
          </table:table-cell>
          <table:table-cell table:style-name="ce199" office:value-type="string" calcext:value-type="string">
            <text:p>1/1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37]+[.R36]" office:value-type="float" office:value="22.9" calcext:value-type="float">
            <text:p>22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6]+[.S37]" office:value-type="float" office:value="10" calcext:value-type="float">
            <text:p>10</text:p>
          </table:table-cell>
          <table:table-cell office:value-type="string" calcext:value-type="string">
            <text:p>raw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19" office:value-type="string" calcext:value-type="string">
            <text:p>Baily's Beads</text:p>
          </table:table-cell>
          <table:table-cell table:style-name="ce52" office:value-type="float" office:value="11" calcext:value-type="float">
            <text:p>11</text:p>
          </table:table-cell>
          <table:table-cell table:style-name="ce63" table:number-columns-repeated="3"/>
          <table:table-cell table:style-name="ce63" office:value-type="string" calcext:value-type="string">
            <text:p>1/4000</text:p>
          </table:table-cell>
          <table:table-cell table:style-name="ce63" office:value-type="string" calcext:value-type="string">
            <text:p>1/2000</text:p>
          </table:table-cell>
          <table:table-cell table:style-name="ce63" office:value-type="string" calcext:value-type="string">
            <text:p>1/1000</text:p>
          </table:table-cell>
          <table:table-cell table:style-name="ce63" office:value-type="string" calcext:value-type="string">
            <text:p>1/500</text:p>
          </table:table-cell>
          <table:table-cell table:style-name="ce3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38]+[.R37]" office:value-type="float" office:value="25.1" calcext:value-type="float">
            <text:p>25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7]+[.S38]" office:value-type="float" office:value="11" calcext:value-type="float">
            <text:p>11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0" office:value-type="string" calcext:value-type="string">
            <text:p>Chromosphere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 table:style-name="ce30" office:value-type="string" calcext:value-type="string">
            <text:p><text:s/>1/60</text:p>
          </table:table-cell>
          <table:table-cell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39]+[.R38]" office:value-type="float" office:value="27.3" calcext:value-type="float">
            <text:p>27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8]+[.S39]" office:value-type="float" office:value="12" calcext:value-type="float">
            <text:p>12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3" office:value-type="string" calcext:value-type="string">
            <text:p>Prominence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30" office:value-type="string" calcext:value-type="string">
            <text:p><text:s/>1/60</text:p>
          </table:table-cell>
          <table:table-cell table:style-name="ce31" office:value-type="string" calcext:value-type="string">
            <text:p>1/30</text:p>
          </table:table-cell>
          <table:table-cell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0]+[.R39]" office:value-type="float" office:value="29.5" calcext:value-type="float">
            <text:p>29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39]+[.S40]" office:value-type="float" office:value="13" calcext:value-type="float">
            <text:p>13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4" office:value-type="string" calcext:value-type="string">
            <text:p>Corona 0.1 Rs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31" office:value-type="string" calcext:value-type="string">
            <text:p>1/15</text:p>
          </table:table-cell>
          <table:table-cell table:style-name="ce30" office:value-type="string" calcext:value-type="string">
            <text:p>1/8</text:p>
          </table:table-cell>
          <table:table-cell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1]+[.R40]" office:value-type="float" office:value="31.7" calcext:value-type="float">
            <text:p>31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0]+[.S41]" office:value-type="float" office:value="14" calcext:value-type="float">
            <text:p>14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5" office:value-type="string" calcext:value-type="string">
            <text:p>Corona 0.2 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30" office:value-type="string" calcext:value-type="string">
            <text:p>'¼</text:p>
          </table:table-cell>
          <table:table-cell table:style-name="ce30" office:value-type="string" calcext:value-type="string">
            <text:p>'½</text:p>
          </table:table-cell>
          <table:table-cell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2]+[.R41]" office:value-type="float" office:value="33.9" calcext:value-type="float">
            <text:p>33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1]+[.S42]" office:value-type="float" office:value="15" calcext:value-type="float">
            <text:p>15</text:p>
          </table:table-cell>
          <table:table-cell office:value-type="string" calcext:value-type="string">
            <text:p>raw</text:p>
          </table:table-cell>
          <table:table-cell table:formula="of:=[.P40]" office:value-type="string" office:string-value="1/30" calcext:value-type="string">
            <text:p>1/30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style-name="ce26" office:value-type="string" calcext:value-type="string">
            <text:p>Corona 0.5 Rs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0" table:formula="of:=[.Q43]+[.R42]" office:value-type="float" office:value="36.9" calcext:value-type="float">
            <text:p>36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2]+[.S43]" office:value-type="float" office:value="16" calcext:value-type="float">
            <text:p>16</text:p>
          </table:table-cell>
          <table:table-cell office:value-type="string" calcext:value-type="string">
            <text:p>raw</text:p>
          </table:table-cell>
          <table:table-cell table:formula="of:=[.P41]" office:value-type="string" office:string-value="1/8" calcext:value-type="string">
            <text:p>1/8</text:p>
          </table:table-cell>
          <table:table-cell office:value-type="float" office:value="5" calcext:value-type="float">
            <text:p>5</text:p>
          </table:table-cell>
          <table:table-cell table:number-columns-repeated="71"/>
        </table:table-row>
        <table:table-row table:style-name="ro1">
          <table:table-cell table:style-name="ce43" office:value-type="string" calcext:value-type="string">
            <text:p>Corona 1.0 Rs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44]+[.R43]" office:value-type="float" office:value="40.4" calcext:value-type="float">
            <text:p>40.4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3]+[.S44]" office:value-type="float" office:value="17" calcext:value-type="float">
            <text:p>17</text:p>
          </table:table-cell>
          <table:table-cell office:value-type="string" calcext:value-type="string">
            <text:p>raw</text:p>
          </table:table-cell>
          <table:table-cell table:formula="of:=[.P42]" office:value-type="string" office:string-value="'½" calcext:value-type="string">
            <text:p>'½</text:p>
          </table:table-cell>
          <table:table-cell office:value-type="float" office:value="9" calcext:value-type="float">
            <text:p>9</text:p>
          </table:table-cell>
          <table:table-cell table:number-columns-repeated="71"/>
        </table:table-row>
        <table:table-row table:style-name="ro1">
          <table:table-cell table:style-name="ce44" office:value-type="string" calcext:value-type="string">
            <text:p>Corona 2.0 Rs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11" calcext:value-type="float">
            <text:p>11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45]+[.R44]" office:value-type="float" office:value="50.4" calcext:value-type="float">
            <text:p>50.4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4]+[.S45]" office:value-type="float" office:value="18" calcext:value-type="float">
            <text:p>18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45" office:value-type="string" calcext:value-type="string">
            <text:p>Corona 4.0 Rs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/>
          <table:table-cell table:style-name="ce140" table:formula="of:=[.Q46]+[.R45]" office:value-type="float" office:value="50.4" calcext:value-type="float">
            <text:p>50.40</text:p>
          </table:table-cell>
          <table:table-cell table:style-name="ce140"/>
          <table:table-cell table:formula="of:=[.T45]+[.S46]" office:value-type="float" office:value="18" calcext:value-type="float">
            <text:p>18</text:p>
          </table:table-cell>
          <table:table-cell/>
          <table:table-cell table:formula="of:=[.P44]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5" office:value-type="string" calcext:value-type="string">
            <text:p>Corona 8.0 Rs</text:p>
          </table:table-cell>
          <table:table-cell table:style-name="ce7" office:value-type="float" office:value="-3" calcext:value-type="float">
            <text:p>-3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20" calcext:value-type="float">
            <text:p>120</text:p>
          </table:table-cell>
          <table:table-cell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4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7]+[.R46]" office:value-type="float" office:value="52.6" calcext:value-type="float">
            <text:p>52.6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6]+[.S47]" office:value-type="float" office:value="19" calcext:value-type="float">
            <text:p>19</text:p>
          </table:table-cell>
          <table:table-cell office:value-type="string" calcext:value-type="string">
            <text:p>raw</text:p>
          </table:table-cell>
          <table:table-cell table:formula="of:=[.P45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8]+[.R47]" office:value-type="float" office:value="54.8" calcext:value-type="float">
            <text:p>54.8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7]+[.S48]" office:value-type="float" office:value="20" calcext:value-type="float">
            <text:p>20</text:p>
          </table:table-cell>
          <table:table-cell office:value-type="string" calcext:value-type="string">
            <text:p>raw</text:p>
          </table:table-cell>
          <table:table-cell table:formula="of:=[.P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9]+[.R48]" office:value-type="float" office:value="57" calcext:value-type="float">
            <text:p>57.0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8]+[.S49]" office:value-type="float" office:value="21" calcext:value-type="float">
            <text:p>21</text:p>
          </table:table-cell>
          <table:table-cell office:value-type="string" calcext:value-type="string">
            <text:p>raw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0]+[.R49]" office:value-type="float" office:value="59.2" calcext:value-type="float">
            <text:p>59.20</text:p>
          </table:table-cell>
          <table:table-cell table:style-name="ce140" office:value-type="float" office:value="1" calcext:value-type="float">
            <text:p>1.00</text:p>
          </table:table-cell>
          <table:table-cell table:formula="of:=[.T49]+[.S50]" office:value-type="float" office:value="22" calcext:value-type="float">
            <text:p>22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1]+[.R50]" office:value-type="float" office:value="61.4" calcext:value-type="float">
            <text:p>61.4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0]+[.S51]" office:value-type="float" office:value="23" calcext:value-type="float">
            <text:p>23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2]+[.R51]" office:value-type="float" office:value="63.6" calcext:value-type="float">
            <text:p>63.6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1]+[.S52]" office:value-type="float" office:value="24" calcext:value-type="float">
            <text:p>24</text:p>
          </table:table-cell>
          <table:table-cell office:value-type="string" calcext:value-type="string">
            <text:p>raw</text:p>
          </table:table-cell>
          <table:table-cell table:formula="of:=[.P49]" office:value-type="string" office:string-value="1/500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¼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3]+[.R52]" office:value-type="float" office:value="65.8" calcext:value-type="float">
            <text:p>65.8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2]+[.S53]" office:value-type="float" office:value="25" calcext:value-type="float">
            <text:p>25</text:p>
          </table:table-cell>
          <table:table-cell office:value-type="string" calcext:value-type="string">
            <text:p>raw</text:p>
          </table:table-cell>
          <table:table-cell table:style-name="ce205" table:formula="of:=[.P50]" office:value-type="string" office:string-value="1/125" calcext:value-type="string">
            <text:p>1/125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4]+[.R53]" office:value-type="float" office:value="68" calcext:value-type="float">
            <text:p>68.0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3]+[.S54]" office:value-type="float" office:value="26" calcext:value-type="float">
            <text:p>26</text:p>
          </table:table-cell>
          <table:table-cell office:value-type="string" calcext:value-type="string">
            <text:p>raw</text:p>
          </table:table-cell>
          <table:table-cell table:formula="of:=[.P51]" office:value-type="string" office:string-value="1/30" calcext:value-type="string">
            <text:p>1/30</text:p>
          </table:table-cell>
          <table:table-cell office:value-type="float" office:value="5" calcext:value-type="float">
            <text:p>5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55]+[.R54]" office:value-type="float" office:value="71.5" calcext:value-type="float">
            <text:p>71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4]+[.S55]" office:value-type="float" office:value="27" calcext:value-type="float">
            <text:p>27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56]+[.R55]" office:value-type="float" office:value="71.5" calcext:value-type="float">
            <text:p>71.50</text:p>
          </table:table-cell>
          <table:table-cell table:style-name="ce140"/>
          <table:table-cell table:formula="of:=[.T55]+[.S56]" office:value-type="float" office:value="27" calcext:value-type="float">
            <text:p>27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7" office:value-type="string" calcext:value-type="string">
            <text:p>Corona 0.1 Rs</text:p>
          </table:table-cell>
          <table:table-cell table:style-name="ce191" office:value-type="float" office:value="400" calcext:value-type="float">
            <text:p>4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7]+[.R56]" office:value-type="float" office:value="73.7" calcext:value-type="float">
            <text:p>73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6]+[.S57]" office:value-type="float" office:value="28" calcext:value-type="float">
            <text:p>28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8]+[.R57]" office:value-type="float" office:value="75.9" calcext:value-type="float">
            <text:p>75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7]+[.S58]" office:value-type="float" office:value="29" calcext:value-type="float">
            <text:p>29</text:p>
          </table:table-cell>
          <table:table-cell office:value-type="string" calcext:value-type="string">
            <text:p>raw</text:p>
          </table:table-cell>
          <table:table-cell table:formula="of:=[.P55]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9]+[.R58]" office:value-type="float" office:value="78.1" calcext:value-type="float">
            <text:p>78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8]+[.S59]" office:value-type="float" office:value="30" calcext:value-type="float">
            <text:p>30</text:p>
          </table:table-cell>
          <table:table-cell office:value-type="string" calcext:value-type="string">
            <text:p>raw</text:p>
          </table:table-cell>
          <table:table-cell table:formula="of:=[.P5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0]+[.R59]" office:value-type="float" office:value="80.3" calcext:value-type="float">
            <text:p>80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59]+[.S60]" office:value-type="float" office:value="31" calcext:value-type="float">
            <text:p>31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1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1]+[.R60]" office:value-type="float" office:value="82.5" calcext:value-type="float">
            <text:p>82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0]+[.S61]" office:value-type="float" office:value="32" calcext:value-type="float">
            <text:p>32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2]+[.R61]" office:value-type="float" office:value="84.7" calcext:value-type="float">
            <text:p>84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1]+[.S62]" office:value-type="float" office:value="33" calcext:value-type="float">
            <text:p>33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400" calcext:value-type="float">
            <text:p>4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3]+[.R62]" office:value-type="float" office:value="86.9" calcext:value-type="float">
            <text:p>86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2]+[.S63]" office:value-type="float" office:value="34" calcext:value-type="float">
            <text:p>34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64]+[.R63]" office:value-type="float" office:value="86.9" calcext:value-type="float">
            <text:p>86.90</text:p>
          </table:table-cell>
          <table:table-cell table:style-name="ce140"/>
          <table:table-cell table:formula="of:=[.T63]+[.S64]" office:value-type="float" office:value="34" calcext:value-type="float">
            <text:p>34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3" office:value-type="float" office:value="100" calcext:value-type="float">
            <text:p>100</text:p>
          </table:table-cell>
          <table:table-cell table:style-name="ce191" office:value-type="float" office:value="22" calcext:value-type="float">
            <text:p>22</text:p>
          </table:table-cell>
          <table:table-cell table:style-name="ce199" office:value-type="string" calcext:value-type="string">
            <text:p>1/25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5]+[.R64]" office:value-type="float" office:value="89.1" calcext:value-type="float">
            <text:p>89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4]+[.S65]" office:value-type="float" office:value="35" calcext:value-type="float">
            <text:p>35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6]+[.R65]" office:value-type="float" office:value="91.3" calcext:value-type="float">
            <text:p>91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5]+[.S66]" office:value-type="float" office:value="36" calcext:value-type="float">
            <text:p>36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7]+[.R66]" office:value-type="float" office:value="93.5" calcext:value-type="float">
            <text:p>93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6]+[.S67]" office:value-type="float" office:value="37" calcext:value-type="float">
            <text:p>37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8]+[.R67]" office:value-type="float" office:value="95.7000000000001" calcext:value-type="float">
            <text:p>95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7]+[.S68]" office:value-type="float" office:value="38" calcext:value-type="float">
            <text:p>38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9]+[.R68]" office:value-type="float" office:value="97.9000000000001" calcext:value-type="float">
            <text:p>97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8]+[.S69]" office:value-type="float" office:value="39" calcext:value-type="float">
            <text:p>39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70]+[.R69]" office:value-type="float" office:value="101.4" calcext:value-type="float">
            <text:p>101.40</text:p>
          </table:table-cell>
          <table:table-cell table:style-name="ce140" office:value-type="float" office:value="1" calcext:value-type="float">
            <text:p>1.00</text:p>
          </table:table-cell>
          <table:table-cell table:formula="of:=[.T69]+[.S70]" office:value-type="float" office:value="40" calcext:value-type="float">
            <text:p>40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style-name="ce140" table:formula="of:=[.Q71]+[.R70]" office:value-type="float" office:value="106.9" calcext:value-type="float">
            <text:p>106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0]+[.S71]" office:value-type="float" office:value="41" calcext:value-type="float">
            <text:p>41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8" office:value-type="string" calcext:value-type="string">
            <text:p>Corona 4.0 Rs</text:p>
          </table:table-cell>
          <table:table-cell table:style-name="ce194" office:value-type="float" office:value="100" calcext:value-type="float">
            <text:p>100</text:p>
          </table:table-cell>
          <table:table-cell table:style-name="ce192" office:value-type="float" office:value="22" calcext:value-type="float">
            <text:p>22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72]+[.R71]" office:value-type="float" office:value="116.9" calcext:value-type="float">
            <text:p>116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1]+[.S72]" office:value-type="float" office:value="42" calcext:value-type="float">
            <text:p>42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3"/>
          <table:table-cell table:style-name="ce2"/>
          <table:table-cell/>
          <table:table-cell table:style-name="ce10"/>
          <table:table-cell office:value-type="float" office:value="2.2" calcext:value-type="float">
            <text:p>2.2</text:p>
          </table:table-cell>
          <table:table-cell table:style-name="ce140" table:formula="of:=[.Q73]+[.R72]" office:value-type="float" office:value="119.1" calcext:value-type="float">
            <text:p>119.10</text:p>
          </table:table-cell>
          <table:table-cell table:style-name="ce140"/>
          <table:table-cell table:formula="of:=[.T72]+[.S73]" office:value-type="float" office:value="42" calcext:value-type="float">
            <text:p>42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11" calcext:value-type="float">
            <text:p>11</text:p>
          </table:table-cell>
          <table:table-cell table:style-name="ce199" office:value-type="string" calcext:value-type="string">
            <text:p>1/1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4]+[.R73]" office:value-type="float" office:value="121.3" calcext:value-type="float">
            <text:p>121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3]+[.S74]" office:value-type="float" office:value="43" calcext:value-type="float">
            <text:p>43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5]+[.R74]" office:value-type="float" office:value="123.5" calcext:value-type="float">
            <text:p>123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4]+[.S75]" office:value-type="float" office:value="44" calcext:value-type="float">
            <text:p>44</text:p>
          </table:table-cell>
          <table:table-cell office:value-type="string" calcext:value-type="string">
            <text:p>raw</text:p>
          </table:table-cell>
          <table:table-cell table:formula="of:=1/4000" office:value-type="float" office:value="0.00025" calcext:value-type="float">
            <text:p>0.000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6]+[.R75]" office:value-type="float" office:value="125.7" calcext:value-type="float">
            <text:p>125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5]+[.S76]" office:value-type="float" office:value="45" calcext:value-type="float">
            <text:p>45</text:p>
          </table:table-cell>
          <table:table-cell office:value-type="string" calcext:value-type="string">
            <text:p>raw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7]+[.R76]" office:value-type="float" office:value="127.9" calcext:value-type="float">
            <text:p>127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6]+[.S77]" office:value-type="float" office:value="46" calcext:value-type="float">
            <text:p>46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8]+[.R77]" office:value-type="float" office:value="130.1" calcext:value-type="float">
            <text:p>130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7]+[.S78]" office:value-type="float" office:value="47" calcext:value-type="float">
            <text:p>47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9]+[.R78]" office:value-type="float" office:value="132.3" calcext:value-type="float">
            <text:p>132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8]+[.S79]" office:value-type="float" office:value="48" calcext:value-type="float">
            <text:p>48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0" table:formula="of:=[.Q80]+[.R79]" office:value-type="float" office:value="135.3" calcext:value-type="float">
            <text:p>135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79]+[.S80]" office:value-type="float" office:value="49" calcext:value-type="float">
            <text:p>49</text:p>
          </table:table-cell>
          <table:table-cell office:value-type="string" calcext:value-type="string">
            <text:p>raw</text:p>
          </table:table-cell>
          <table:table-cell table:formula="of:=1/4000" office:value-type="float" office:value="0.00025" calcext:value-type="float">
            <text:p>0.000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81]+[.R80]" office:value-type="float" office:value="138.8" calcext:value-type="float">
            <text:p>138.8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0]+[.S81]" office:value-type="float" office:value="50" calcext:value-type="float">
            <text:p>50</text:p>
          </table:table-cell>
          <table:table-cell office:value-type="string" calcext:value-type="string">
            <text:p>raw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11" calcext:value-type="float">
            <text:p>11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82]+[.R81]" office:value-type="float" office:value="148.8" calcext:value-type="float">
            <text:p>148.8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1]+[.S82]" office:value-type="float" office:value="51" calcext:value-type="float">
            <text:p>51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83]+[.R82]" office:value-type="float" office:value="148.8" calcext:value-type="float">
            <text:p>148.80</text:p>
          </table:table-cell>
          <table:table-cell table:style-name="ce140"/>
          <table:table-cell table:formula="of:=[.T82]+[.S83]" office:value-type="float" office:value="51" calcext:value-type="float">
            <text:p>51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4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4]+[.R83]" office:value-type="float" office:value="151" calcext:value-type="float">
            <text:p>151.0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3]+[.S84]" office:value-type="float" office:value="52" calcext:value-type="float">
            <text:p>52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5]+[.R84]" office:value-type="float" office:value="153.2" calcext:value-type="float">
            <text:p>153.2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4]+[.S85]" office:value-type="float" office:value="53" calcext:value-type="float">
            <text:p>53</text:p>
          </table:table-cell>
          <table:table-cell office:value-type="string" calcext:value-type="string">
            <text:p>raw</text:p>
          </table:table-cell>
          <table:table-cell table:formula="of:=[.P82]"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6]+[.R85]" office:value-type="float" office:value="155.4" calcext:value-type="float">
            <text:p>155.4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5]+[.S86]" office:value-type="float" office:value="54" calcext:value-type="float">
            <text:p>54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7]+[.R86]" office:value-type="float" office:value="157.6" calcext:value-type="float">
            <text:p>157.6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6]+[.S87]" office:value-type="float" office:value="55" calcext:value-type="float">
            <text:p>55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8]+[.R87]" office:value-type="float" office:value="159.8" calcext:value-type="float">
            <text:p>159.8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7]+[.S88]" office:value-type="float" office:value="56" calcext:value-type="float">
            <text:p>56</text:p>
          </table:table-cell>
          <table:table-cell office:value-type="string" calcext:value-type="string">
            <text:p>raw</text:p>
          </table:table-cell>
          <table:table-cell table:formula="of:=[.P85]" office:value-type="string" office:string-value="1/2000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9]+[.R88]" office:value-type="float" office:value="162" calcext:value-type="float">
            <text:p>162.0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8]+[.S89]" office:value-type="float" office:value="57" calcext:value-type="float">
            <text:p>57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¼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0]+[.R89]" office:value-type="float" office:value="164.2" calcext:value-type="float">
            <text:p>164.20</text:p>
          </table:table-cell>
          <table:table-cell table:style-name="ce140" office:value-type="float" office:value="1" calcext:value-type="float">
            <text:p>1.00</text:p>
          </table:table-cell>
          <table:table-cell table:formula="of:=[.T89]+[.S90]" office:value-type="float" office:value="58" calcext:value-type="float">
            <text:p>58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1]+[.R90]" office:value-type="float" office:value="166.4" calcext:value-type="float">
            <text:p>166.4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0]+[.S91]" office:value-type="float" office:value="59" calcext:value-type="float">
            <text:p>59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92]+[.R91]" office:value-type="float" office:value="169.9" calcext:value-type="float">
            <text:p>169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1]+[.S92]" office:value-type="float" office:value="60" calcext:value-type="float">
            <text:p>60</text:p>
          </table:table-cell>
          <table:table-cell office:value-type="string" calcext:value-type="string">
            <text:p>raw</text:p>
          </table:table-cell>
          <table:table-cell table:formula="of:=[.P89]" office:value-type="string" office:string-value="1/8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93]+[.R92]" office:value-type="float" office:value="169.9" calcext:value-type="float">
            <text:p>169.90</text:p>
          </table:table-cell>
          <table:table-cell table:style-name="ce140"/>
          <table:table-cell table:formula="of:=[.T92]+[.S93]" office:value-type="float" office:value="60" calcext:value-type="float">
            <text:p>60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7" office:value-type="string" calcext:value-type="string">
            <text:p>Corona 0.1 Rs</text:p>
          </table:table-cell>
          <table:table-cell table:style-name="ce191" office:value-type="float" office:value="400" calcext:value-type="float">
            <text:p>4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4]+[.R93]" office:value-type="float" office:value="172.1" calcext:value-type="float">
            <text:p>172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3]+[.S94]" office:value-type="float" office:value="61" calcext:value-type="float">
            <text:p>61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5]+[.R94]" office:value-type="float" office:value="174.3" calcext:value-type="float">
            <text:p>174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4]+[.S95]" office:value-type="float" office:value="62" calcext:value-type="float">
            <text:p>62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6]+[.R95]" office:value-type="float" office:value="176.5" calcext:value-type="float">
            <text:p>176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5]+[.S96]" office:value-type="float" office:value="63" calcext:value-type="float">
            <text:p>63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7]+[.R96]" office:value-type="float" office:value="178.7" calcext:value-type="float">
            <text:p>178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6]+[.S97]" office:value-type="float" office:value="64" calcext:value-type="float">
            <text:p>64</text:p>
          </table:table-cell>
          <table:table-cell office:value-type="string" calcext:value-type="string">
            <text:p>raw</text:p>
          </table:table-cell>
          <table:table-cell table:formula="of:=[.P94]" office:value-type="string" office:string-value="1/2000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1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8]+[.R97]" office:value-type="float" office:value="180.9" calcext:value-type="float">
            <text:p>180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7]+[.S98]" office:value-type="float" office:value="65" calcext:value-type="float">
            <text:p>65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9]+[.R98]" office:value-type="float" office:value="183.1" calcext:value-type="float">
            <text:p>183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8]+[.S99]" office:value-type="float" office:value="66" calcext:value-type="float">
            <text:p>66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400" calcext:value-type="float">
            <text:p>4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0]+[.R99]" office:value-type="float" office:value="185.3" calcext:value-type="float">
            <text:p>185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99]+[.S100]" office:value-type="float" office:value="67" calcext:value-type="float">
            <text:p>67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101]+[.R100]" office:value-type="float" office:value="185.3" calcext:value-type="float">
            <text:p>185.30</text:p>
          </table:table-cell>
          <table:table-cell table:style-name="ce140"/>
          <table:table-cell table:formula="of:=[.T100]+[.S101]" office:value-type="float" office:value="67" calcext:value-type="float">
            <text:p>67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3" office:value-type="float" office:value="100" calcext:value-type="float">
            <text:p>100</text:p>
          </table:table-cell>
          <table:table-cell table:style-name="ce191" office:value-type="float" office:value="22" calcext:value-type="float">
            <text:p>22</text:p>
          </table:table-cell>
          <table:table-cell table:style-name="ce199" office:value-type="string" calcext:value-type="string">
            <text:p>1/25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2]+[.R101]" office:value-type="float" office:value="187.5" calcext:value-type="float">
            <text:p>187.5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1]+[.S102]" office:value-type="float" office:value="68" calcext:value-type="float">
            <text:p>68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3]+[.R102]" office:value-type="float" office:value="189.7" calcext:value-type="float">
            <text:p>189.7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2]+[.S103]" office:value-type="float" office:value="69" calcext:value-type="float">
            <text:p>69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4]+[.R103]" office:value-type="float" office:value="191.9" calcext:value-type="float">
            <text:p>191.9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3]+[.S104]" office:value-type="float" office:value="70" calcext:value-type="float">
            <text:p>70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5]+[.R104]" office:value-type="float" office:value="194.1" calcext:value-type="float">
            <text:p>194.1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4]+[.S105]" office:value-type="float" office:value="71" calcext:value-type="float">
            <text:p>71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6]+[.R105]" office:value-type="float" office:value="196.3" calcext:value-type="float">
            <text:p>196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5]+[.S106]" office:value-type="float" office:value="72" calcext:value-type="float">
            <text:p>72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107]+[.R106]" office:value-type="float" office:value="199.8" calcext:value-type="float">
            <text:p>199.8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6]+[.S107]" office:value-type="float" office:value="73" calcext:value-type="float">
            <text:p>73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style-name="ce140" table:formula="of:=[.Q108]+[.R107]" office:value-type="float" office:value="205.3" calcext:value-type="float">
            <text:p>205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7]+[.S108]" office:value-type="float" office:value="74" calcext:value-type="float">
            <text:p>74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8" office:value-type="string" calcext:value-type="string">
            <text:p>Corona 4.0 Rs</text:p>
          </table:table-cell>
          <table:table-cell table:style-name="ce194" office:value-type="float" office:value="100" calcext:value-type="float">
            <text:p>100</text:p>
          </table:table-cell>
          <table:table-cell table:style-name="ce192" office:value-type="float" office:value="22" calcext:value-type="float">
            <text:p>22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109]+[.R108]" office:value-type="float" office:value="215.3" calcext:value-type="float">
            <text:p>215.3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8]+[.S109]" office:value-type="float" office:value="75" calcext:value-type="float">
            <text:p>75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110]+[.R109]" office:value-type="float" office:value="215.3" calcext:value-type="float">
            <text:p>215.30</text:p>
          </table:table-cell>
          <table:table-cell table:style-name="ce140"/>
          <table:table-cell table:formula="of:=[.T109]+[.S110]" office:value-type="float" office:value="75" calcext:value-type="float">
            <text:p>75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81" office:value-type="string" calcext:value-type="string">
            <text:p>beads</text:p>
          </table:table-cell>
          <table:table-cell table:style-name="ce81" office:value-type="float" office:value="100" calcext:value-type="float">
            <text:p>100</text:p>
          </table:table-cell>
          <table:table-cell table:style-name="ce104" office:value-type="float" office:value="8" calcext:value-type="float">
            <text:p>8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1]+[.R110]" office:value-type="float" office:value="216.93" calcext:value-type="float">
            <text:p>216.93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0]+[.S111]" office:value-type="float" office:value="76" calcext:value-type="float">
            <text:p>76</text:p>
          </table:table-cell>
          <table:table-cell/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1" calcext:value-type="float">
            <text:p>11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2]+[.R111]" office:value-type="float" office:value="218.56" calcext:value-type="float">
            <text:p>218.56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1]+[.S112]" office:value-type="float" office:value="77" calcext:value-type="float">
            <text:p>77</text:p>
          </table:table-cell>
          <table:table-cell/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1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3]+[.R112]" office:value-type="float" office:value="220.19" calcext:value-type="float">
            <text:p>220.19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2]+[.S113]" office:value-type="float" office:value="78" calcext:value-type="float">
            <text:p>78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8" office:value-type="float" office:value="100" calcext:value-type="float">
            <text:p>1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5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4]+[.R113]" office:value-type="float" office:value="221.82" calcext:value-type="float">
            <text:p>221.82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3]+[.S114]" office:value-type="float" office:value="79" calcext:value-type="float">
            <text:p>79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11" calcext:value-type="float">
            <text:p>11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5]+[.R114]" office:value-type="float" office:value="223.45" calcext:value-type="float">
            <text:p>223.45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4]+[.S115]" office:value-type="float" office:value="80" calcext:value-type="float">
            <text:p>80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2" office:value-type="float" office:value="200" calcext:value-type="float">
            <text:p>2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6]+[.R115]" office:value-type="float" office:value="225.08" calcext:value-type="float">
            <text:p>225.08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5]+[.S116]" office:value-type="float" office:value="81" calcext:value-type="float">
            <text:p>81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8" office:value-type="float" office:value="200" calcext:value-type="float">
            <text:p>2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1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7]+[.R116]" office:value-type="float" office:value="226.71" calcext:value-type="float">
            <text:p>226.71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6]+[.S117]" office:value-type="float" office:value="82" calcext:value-type="float">
            <text:p>82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1" office:value-type="float" office:value="400" calcext:value-type="float">
            <text:p>400</text:p>
          </table:table-cell>
          <table:table-cell table:style-name="ce104" office:value-type="float" office:value="16" calcext:value-type="float">
            <text:p>16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8]+[.R117]" office:value-type="float" office:value="228.34" calcext:value-type="float">
            <text:p>228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7]+[.S118]" office:value-type="float" office:value="83" calcext:value-type="float">
            <text:p>83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8" office:value-type="float" office:value="400" calcext:value-type="float">
            <text:p>4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9]+[.R118]" office:value-type="float" office:value="229.97" calcext:value-type="float">
            <text:p>229.97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8]+[.S119]" office:value-type="float" office:value="84" calcext:value-type="float">
            <text:p>84</text:p>
          </table:table-cell>
          <table:table-cell table:number-columns-repeated="74"/>
        </table:table-row>
        <table:table-row table:style-name="ro1" table:number-rows-repeated="3">
          <table:table-cell table:number-columns-repeated="17"/>
          <table:table-cell table:style-name="ce140" table:number-columns-repeated="2"/>
          <table:table-cell table:number-columns-repeated="75"/>
        </table:table-row>
        <table:table-row table:style-name="ro1">
          <table:table-cell office:value-type="string" calcext:value-type="string">
            <text:p>ISO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138" office:value-type="float" office:value="100" calcext:value-type="float">
            <text:p>100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200" calcext:value-type="float">
            <text:p>200</text:p>
          </table:table-cell>
          <table:table-cell table:style-name="ce138" office:value-type="float" office:value="200" calcext:value-type="float">
            <text:p>200</text:p>
          </table:table-cell>
          <table:table-cell table:style-name="ce81" office:value-type="float" office:value="400" calcext:value-type="float">
            <text:p>400</text:p>
          </table:table-cell>
          <table:table-cell table:style-name="ce138" office:value-type="float" office:value="400" calcext:value-type="float">
            <text:p>400</text:p>
          </table:table-cell>
          <table:table-cell/>
          <table:table-cell table:style-name="ce176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400" calcext:value-type="float">
            <text:p>400</text:p>
          </table:table-cell>
          <table:table-cell table:number-columns-repeated="5" office:value-type="float" office:value="400" calcext:value-type="float">
            <text:p>400</text:p>
          </table:table-cell>
          <table:table-cell table:style-name="ce204" office:value-type="float" office:value="400" calcext:value-type="float">
            <text:p>400</text:p>
          </table:table-cell>
          <table:table-cell/>
          <table:table-cell table:style-name="ce206" office:value-type="float" office:value="100" calcext:value-type="float">
            <text:p>10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07" office:value-type="float" office:value="100" calcext:value-type="float">
            <text:p>100</text:p>
          </table:table-cell>
          <table:table-cell table:style-name="ce2"/>
          <table:table-cell table:style-name="ce176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400" calcext:value-type="float">
            <text:p>400</text:p>
          </table:table-cell>
          <table:table-cell table:number-columns-repeated="5" office:value-type="float" office:value="400" calcext:value-type="float">
            <text:p>400</text:p>
          </table:table-cell>
          <table:table-cell table:style-name="ce204" office:value-type="float" office:value="400" calcext:value-type="float">
            <text:p>400</text:p>
          </table:table-cell>
          <table:table-cell/>
          <table:table-cell table:style-name="ce206" office:value-type="float" office:value="100" calcext:value-type="float">
            <text:p>10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07" office:value-type="float" office:value="100" calcext:value-type="float">
            <text:p>100</text:p>
          </table:table-cell>
          <table:table-cell/>
          <table:table-cell table:style-name="ce81" office:value-type="float" office:value="100" calcext:value-type="float">
            <text:p>100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138" office:value-type="float" office:value="100" calcext:value-type="float">
            <text:p>100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200" calcext:value-type="float">
            <text:p>200</text:p>
          </table:table-cell>
          <table:table-cell table:style-name="ce138" office:value-type="float" office:value="200" calcext:value-type="float">
            <text:p>200</text:p>
          </table:table-cell>
          <table:table-cell table:style-name="ce81" office:value-type="float" office:value="400" calcext:value-type="float">
            <text:p>400</text:p>
          </table:table-cell>
          <table:table-cell table:style-name="ce138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/#</text:p>
          </table:table-cell>
          <table:table-cell table:style-name="ce82" office:value-type="float" office:value="8" calcext:value-type="float">
            <text:p>8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/>
          <table:table-cell table:style-name="ce176" office:value-type="float" office:value="11" calcext:value-type="float">
            <text:p>11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204" office:value-type="float" office:value="11" calcext:value-type="float">
            <text:p>11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7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5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22" calcext:value-type="float">
            <text:p>22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204" office:value-type="float" office:value="22" calcext:value-type="float">
            <text:p>22</text:p>
          </table:table-cell>
          <table:table-cell/>
          <table:table-cell table:style-name="ce176" office:value-type="float" office:value="11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table:style-name="ce204" office:value-type="float" office:value="11" calcext:value-type="float">
            <text:p>11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7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5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22" calcext:value-type="float">
            <text:p>22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204" office:value-type="float" office:value="22" calcext:value-type="float">
            <text:p>22</text:p>
          </table:table-cell>
          <table:table-cell/>
          <table:table-cell table:style-name="ce82" office:value-type="float" office:value="8" calcext:value-type="float">
            <text:p>8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</table:table-row>
        <table:table-row table:style-name="ro1">
          <table:table-cell table:style-name="ce144" office:value-type="string" calcext:value-type="string">
            <text:p>Speed</text:p>
          </table:table-cell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46" office:value-type="string" calcext:value-type="string">
            <text:p>1/1000</text:p>
          </table:table-cell>
          <table:table-cell table:style-name="ce173" office:value-type="string" calcext:value-type="string">
            <text:p>1/500</text:p>
          </table:table-cell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73" office:value-type="string" calcext:value-type="string">
            <text:p>1/1000</text:p>
          </table:table-cell>
          <table:table-cell table:style-name="ce59" office:value-type="string" calcext:value-type="string">
            <text:p>1/4000</text:p>
          </table:table-cell>
          <table:table-cell table:style-name="ce173" office:value-type="string" calcext:value-type="string">
            <text:p>1/2000</text:p>
          </table:table-cell>
          <table:table-cell/>
          <table:table-cell table:style-name="ce177" office:value-type="string" calcext:value-type="string">
            <text:p>1/1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202" office:value-type="float" office:value="8" calcext:value-type="float">
            <text:p>8</text:p>
          </table:table-cell>
          <table:table-cell/>
          <table:table-cell table:style-name="ce177" office:value-type="string" calcext:value-type="string">
            <text:p>1/4000</text:p>
          </table:table-cell>
          <table:table-cell table:style-name="ce189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¼</text:p>
          </table:table-cell>
          <table:table-cell table:style-name="ce189" office:value-type="string" calcext:value-type="string">
            <text:p>'½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177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96" office:value-type="string" calcext:value-type="string">
            <text:p>1/15</text:p>
          </table:table-cell>
          <table:table-cell table:style-name="ce189" office:value-type="string" calcext:value-type="string">
            <text:p>1/8</text:p>
          </table:table-cell>
          <table:table-cell table:style-name="ce202" office:value-type="string" calcext:value-type="string">
            <text:p>'½</text:p>
          </table:table-cell>
          <table:table-cell/>
          <table:table-cell table:style-name="ce177" office:value-type="string" calcext:value-type="string">
            <text:p>1/25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202" office:value-type="float" office:value="8" calcext:value-type="float">
            <text:p>8</text:p>
          </table:table-cell>
          <table:table-cell table:style-name="ce10"/>
          <table:table-cell table:style-name="ce177" office:value-type="string" calcext:value-type="string">
            <text:p>1/1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202" office:value-type="float" office:value="8" calcext:value-type="float">
            <text:p>8</text:p>
          </table:table-cell>
          <table:table-cell/>
          <table:table-cell table:style-name="ce177" office:value-type="string" calcext:value-type="string">
            <text:p>1/4000</text:p>
          </table:table-cell>
          <table:table-cell table:style-name="ce189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¼</text:p>
          </table:table-cell>
          <table:table-cell table:style-name="ce189" office:value-type="string" calcext:value-type="string">
            <text:p>'½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177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96" office:value-type="string" calcext:value-type="string">
            <text:p>1/15</text:p>
          </table:table-cell>
          <table:table-cell table:style-name="ce189" office:value-type="string" calcext:value-type="string">
            <text:p>1/8</text:p>
          </table:table-cell>
          <table:table-cell table:style-name="ce202" office:value-type="string" calcext:value-type="string">
            <text:p>'½</text:p>
          </table:table-cell>
          <table:table-cell/>
          <table:table-cell table:style-name="ce177" office:value-type="string" calcext:value-type="string">
            <text:p>1/25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202" office:value-type="float" office:value="8" calcext:value-type="float">
            <text:p>8</text:p>
          </table:table-cell>
          <table:table-cell/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46" office:value-type="string" calcext:value-type="string">
            <text:p>1/1000</text:p>
          </table:table-cell>
          <table:table-cell table:style-name="ce173" office:value-type="string" calcext:value-type="string">
            <text:p>1/500</text:p>
          </table:table-cell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73" office:value-type="string" calcext:value-type="string">
            <text:p>1/1000</text:p>
          </table:table-cell>
          <table:table-cell table:style-name="ce59" office:value-type="string" calcext:value-type="string">
            <text:p>1/4000</text:p>
          </table:table-cell>
          <table:table-cell table:style-name="ce173" office:value-type="string" calcext:value-type="string">
            <text:p>1/2000</text:p>
          </table:table-cell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78"/>
        </table:table-row>
        <table:table-row table:style-name="ro1" table:number-rows-repeated="1048444">
          <table:table-cell table:number-columns-repeated="94"/>
        </table:table-row>
        <table:table-row table:style-name="ro1">
          <table:table-cell table:number-columns-repeated="94"/>
        </table:table-row>
      </table:table>
      <table:named-expressions/>
      <table:database-ranges>
        <table:database-range table:name="__Anonymous_Sheet_DB__0" table:target-range-address="Sheet1.M37:Sheet1.W1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01:40:33.4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4:07:41.687000000</meta:creation-date>
    <dc:date>2024-03-28T00:54:57.218000000</dc:date>
    <meta:editing-duration>P3DT4H10M47S</meta:editing-duration>
    <meta:editing-cycles>19</meta:editing-cycles>
    <meta:generator>LibreOffice/7.6.5.2$Windows_X86_64 LibreOffice_project/38d5f62f85355c192ef5f1dd47c5c0c0c6d6598b</meta:generator>
    <meta:document-statistic meta:table-count="1" meta:cell-count="1644" meta:object-count="0"/>
  </office:meta>
</office:document-meta>
</file>